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0pt" officeooo:rsid="0016ea55" officeooo:paragraph-rsid="0016ea55" style:font-size-asian="17.5pt" style:font-size-complex="20pt"/>
    </style:style>
    <style:style style:name="P2" style:family="paragraph" style:parent-style-name="Standard">
      <style:text-properties fo:font-size="20pt" officeooo:rsid="0016ea55" officeooo:paragraph-rsid="00152530" style:font-size-asian="17.5pt" style:font-size-complex="20pt"/>
    </style:style>
    <style:style style:name="P3" style:family="paragraph" style:parent-style-name="Standard">
      <style:text-properties fo:font-size="20pt" officeooo:rsid="001adefb" officeooo:paragraph-rsid="001adefb" style:font-size-asian="17.5pt" style:font-size-complex="20pt"/>
    </style:style>
    <style:style style:name="P4" style:family="paragraph" style:parent-style-name="Standard">
      <style:text-properties fo:font-size="20pt" officeooo:rsid="001c375c" officeooo:paragraph-rsid="001c375c" style:font-size-asian="17.5pt" style:font-size-complex="20pt"/>
    </style:style>
    <style:style style:name="P5" style:family="paragraph" style:parent-style-name="Standard">
      <style:text-properties fo:font-size="20pt" officeooo:rsid="0014ec2d" officeooo:paragraph-rsid="0014ec2d" style:font-size-asian="17.5pt" style:font-size-complex="20pt"/>
    </style:style>
    <style:style style:name="P6" style:family="paragraph" style:parent-style-name="Standard">
      <style:text-properties fo:font-size="20pt" officeooo:rsid="00152530" officeooo:paragraph-rsid="00152530" style:font-size-asian="20pt" style:font-size-complex="20pt"/>
    </style:style>
    <style:style style:name="P7" style:family="paragraph" style:parent-style-name="Standard">
      <style:text-properties fo:font-size="28pt" officeooo:rsid="00152e3f" officeooo:paragraph-rsid="00152e3f" style:font-size-asian="24.5pt" style:font-size-complex="28pt"/>
    </style:style>
    <style:style style:name="P8" style:family="paragraph" style:parent-style-name="Table_20_Contents">
      <style:text-properties fo:font-size="20pt" officeooo:rsid="0018e3f3" officeooo:paragraph-rsid="0018e3f3" style:font-size-asian="17.5pt" style:font-size-complex="20pt"/>
    </style:style>
    <style:style style:name="P9" style:family="paragraph" style:parent-style-name="Standard">
      <style:text-properties fo:font-size="18pt" officeooo:rsid="00152530" officeooo:paragraph-rsid="00152530" style:font-size-asian="18pt" style:font-size-complex="18pt"/>
    </style:style>
    <style:style style:name="P10" style:family="paragraph" style:parent-style-name="Standard">
      <style:text-properties fo:font-size="18pt" officeooo:rsid="00152e3f" officeooo:paragraph-rsid="00152e3f" style:font-size-asian="18pt" style:font-size-complex="18pt"/>
    </style:style>
    <style:style style:name="P11" style:family="paragraph" style:parent-style-name="Standard">
      <style:text-properties fo:font-size="18pt" officeooo:rsid="001adefb" officeooo:paragraph-rsid="001adefb" style:font-size-asian="18pt" style:font-size-complex="18pt"/>
    </style:style>
    <style:style style:name="P12" style:family="paragraph" style:parent-style-name="Standard">
      <style:text-properties fo:font-size="18pt" officeooo:rsid="001c375c" officeooo:paragraph-rsid="001c375c" style:font-size-asian="18pt" style:font-size-complex="18pt"/>
    </style:style>
    <style:style style:name="P13" style:family="paragraph" style:parent-style-name="Standard" style:list-style-name="L1">
      <style:text-properties fo:font-size="18pt" officeooo:rsid="001c375c" officeooo:paragraph-rsid="001c375c" style:font-size-asian="18pt" style:font-size-complex="18pt"/>
    </style:style>
    <style:style style:name="P14" style:family="paragraph" style:parent-style-name="Standard" style:list-style-name="L3">
      <style:text-properties fo:font-size="18pt" officeooo:rsid="001c375c" officeooo:paragraph-rsid="001c375c" style:font-size-asian="18pt" style:font-size-complex="18pt"/>
    </style:style>
    <style:style style:name="P15" style:family="paragraph" style:parent-style-name="Standard" style:list-style-name="L4">
      <style:text-properties fo:font-size="18pt" officeooo:rsid="001c375c" officeooo:paragraph-rsid="001c375c" style:font-size-asian="18pt" style:font-size-complex="18pt"/>
    </style:style>
    <style:style style:name="P16" style:family="paragraph" style:parent-style-name="Standard" style:list-style-name="L5">
      <style:text-properties fo:font-size="18pt" officeooo:rsid="001c375c" officeooo:paragraph-rsid="001c375c" style:font-size-asian="18pt" style:font-size-complex="18pt"/>
    </style:style>
    <style:style style:name="P17" style:family="paragraph" style:parent-style-name="Standard" style:list-style-name="L2">
      <style:text-properties fo:font-size="18pt" officeooo:rsid="001cd649" officeooo:paragraph-rsid="001cd649" style:font-size-asian="18pt" style:font-size-complex="18pt"/>
    </style:style>
    <style:style style:name="P18" style:family="paragraph" style:parent-style-name="Standard" style:list-style-name="L5">
      <style:text-properties fo:font-size="18pt" officeooo:rsid="001cd649" officeooo:paragraph-rsid="001cd649" style:font-size-asian="18pt" style:font-size-complex="18pt"/>
    </style:style>
    <style:style style:name="P19" style:family="paragraph" style:parent-style-name="Standard">
      <style:text-properties fo:font-size="24pt" officeooo:rsid="00152530" officeooo:paragraph-rsid="00152530" style:font-size-asian="24pt" style:font-size-complex="24pt"/>
    </style:style>
    <style:style style:name="P20" style:family="paragraph" style:parent-style-name="Standard">
      <style:text-properties fo:font-size="24pt" officeooo:rsid="0016ea55" officeooo:paragraph-rsid="0016ea55" style:font-size-asian="24pt" style:font-size-complex="24pt"/>
    </style:style>
    <style:style style:name="P21" style:family="paragraph" style:parent-style-name="Standard">
      <style:text-properties fo:font-size="24pt" officeooo:rsid="001adefb" officeooo:paragraph-rsid="001adefb" style:font-size-asian="24pt" style:font-size-complex="24pt"/>
    </style:style>
    <style:style style:name="P22" style:family="paragraph" style:parent-style-name="Standard">
      <style:text-properties fo:font-size="24pt" officeooo:rsid="001c375c" officeooo:paragraph-rsid="001c375c" style:font-size-asian="24pt" style:font-size-complex="24pt"/>
    </style:style>
    <style:style style:name="P23" style:family="paragraph" style:parent-style-name="Standard">
      <style:text-properties fo:font-size="24pt" officeooo:rsid="001cd649" officeooo:paragraph-rsid="001cd649" style:font-size-asian="24pt" style:font-size-complex="24pt"/>
    </style:style>
    <style:style style:name="P24" style:family="paragraph" style:parent-style-name="Standard">
      <style:text-properties fo:font-size="36pt" style:text-underline-style="solid" style:text-underline-width="auto" style:text-underline-color="font-color" fo:font-weight="bold" officeooo:rsid="0014ec2d" officeooo:paragraph-rsid="00152530" style:font-size-asian="31.5pt" style:font-weight-asian="bold" style:font-size-complex="36pt" style:font-weight-complex="bold"/>
    </style:style>
    <style:style style:name="P25" style:family="paragraph" style:parent-style-name="Standard">
      <style:text-properties fo:font-size="36pt" officeooo:rsid="0014ec2d" officeooo:paragraph-rsid="00152530" style:font-size-asian="31.5pt" style:font-size-complex="36pt"/>
    </style:style>
    <style:style style:name="P26" style:family="paragraph" style:parent-style-name="Table_20_Contents">
      <style:text-properties fo:font-size="20pt" style:text-underline-style="none" officeooo:rsid="0018e3f3" officeooo:paragraph-rsid="0018e3f3" style:font-size-asian="17.5pt" style:font-size-complex="20pt"/>
    </style:style>
    <style:style style:name="P27" style:family="paragraph">
      <style:paragraph-properties fo:text-align="center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152530" style:font-size-asian="20pt" style:font-size-complex="20pt"/>
    </style:style>
    <style:style style:name="T4" style:family="text">
      <style:text-properties fo:font-size="26pt" officeooo:rsid="00152530" style:font-size-asian="22.75pt" style:font-size-complex="26pt"/>
    </style:style>
    <style:style style:name="T5" style:family="text">
      <style:text-properties officeooo:rsid="00152e3f"/>
    </style:style>
    <style:style style:name="T6" style:family="text">
      <style:text-properties officeooo:rsid="0016ea55"/>
    </style:style>
    <style:style style:name="T7" style:family="text">
      <style:text-properties style:text-underline-style="none"/>
    </style:style>
    <style:style style:name="T8" style:family="text">
      <style:text-properties officeooo:rsid="001cd649"/>
    </style:style>
    <style:style style:name="T9" style:family="text">
      <style:text-properties officeooo:rsid="001e0594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152e3f" style:font-size-asian="14pt" style:font-size-complex="14pt"/>
    </style:style>
    <style:style style:name="T12" style:family="text">
      <style:text-properties fo:font-size="14pt" officeooo:rsid="001cd649" style:font-size-asian="14pt" style:font-size-complex="14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officeooo:rsid="00152e3f" style:font-size-asian="16pt" style:font-size-complex="16pt"/>
    </style:style>
    <style:style style:name="T15" style:family="text">
      <style:text-properties fo:font-size="16pt" officeooo:rsid="001cd649" style:font-size-asian="16pt" style:font-size-complex="16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8pt" officeooo:rsid="00152e3f" style:font-size-asian="18pt" style:font-size-complex="18pt"/>
    </style:style>
    <style:style style:name="T18" style:family="text">
      <style:text-properties fo:font-size="18pt" officeooo:rsid="001cd649" style:font-size-asian="18pt" style:font-size-complex="18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4pt" officeooo:rsid="00152530" style:font-size-asian="24pt" style:font-size-complex="24pt"/>
    </style:style>
    <style:style style:name="T2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7"><text:s text:c="5"/></text:span>Cooking Recipe Database</text:p>
      <text:p text:style-name="P25"/>
      <text:p text:style-name="P25"><text:span text:style-name="T20">Abstract</text:span><text:span text:style-name="T1">:</text:span></text:p>
      <text:p text:style-name="P5"><text:s text:c="14"/><text:span text:style-name="T16">This website require username and password.So </text:span><text:span text:style-name="T17">user can login with their email-id or phonenumber</text:span><text:span text:style-name="T16">.And our website contains about <text:s/>recipes of the food items along with the required <text:s/>ingredients.</text:span><text:span text:style-name="T18">Here you can find all indian recipes.</text:span></text:p>
      <text:p text:style-name="P5"/>
      <text:p text:style-name="P19">Software Requirements:</text:p>
      <text:p text:style-name="P9">1.Operating System(Ubuntu-14.04)</text:p>
      <text:p text:style-name="P9">2.Coding Language(Python)</text:p>
      <text:p text:style-name="P9">3.HTML</text:p>
      <text:p text:style-name="P9">4.CSS</text:p>
      <text:p text:style-name="P9">5.Database(mysqlclient)</text:p>
      <text:p text:style-name="P6"/>
      <text:p text:style-name="P7"><text:span text:style-name="T19">Features</text:span>:</text:p>
      <text:p text:style-name="P10">1.Users can give their ratings on any recipe.</text:p>
      <text:p text:style-name="P10">2.They can upload their own recipe.</text:p>
      <text:p text:style-name="P10">3.Recipies are divided into categories and users can easily find their recipies.</text:p>
      <text:p text:style-name="P10">4.Top rated recipes are displayed on home <text:span text:style-name="T6">page.</text:span></text:p>
      <text:p text:style-name="P2"/>
      <text:p text:style-name="P20">Create login page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/>
            <text:p text:style-name="P8"><draw:rect text:anchor-type="paragraph" draw:z-index="0" draw:style-name="gr1" draw:text-style-name="P27" svg:width="7.594cm" svg:height="0.583cm" svg:x="3.6cm" svg:y="0.131cm"><text:p/></draw:rect>Email-ID <text:s/>: <text:s/></text:p>
            <text:p text:style-name="P8"><draw:rect text:anchor-type="paragraph" draw:z-index="1" draw:style-name="gr1" draw:text-style-name="P27" svg:width="5.504cm" svg:height="0.556cm" svg:x="3.627cm" svg:y="0.139cm"><text:p/></draw:rect>Password <text:s/>:</text:p>
            <text:p text:style-name="P8"/>
            <text:p text:style-name="P8"/>
            <text:p text:style-name="P8"><text:s text:c="6"/><text:span text:style-name="T7">forgot password <text:s text:c="36"/>Login</text:span></text:p>
            <text:p text:style-name="P26"><text:s text:c="2"/></text:p>
          </table:table-cell>
        </table:table-row>
      </table:table>
      <text:p text:style-name="P1"><text:soft-page-break/></text:p>
      <text:p text:style-name="P1"/>
      <text:p text:style-name="P21">About Webpage</text:p>
      <text:p text:style-name="P3"/>
      <text:p text:style-name="P11"><text:span text:style-name="T9">A</text:span>s soon as we log in,the home page shows top rated recipes and at the right corner we <text:s/>have Browse option and search button.</text:p>
      <text:p text:style-name="P11">Browse option gives categories of food items so that user can select type of food he wants.</text:p>
      <text:p text:style-name="P11">Search option in which user can search what ever recipe he wants.along with the recipe he gets ingredients required,quantity to be used,and rating to that particular recipe.</text:p>
      <text:p text:style-name="P11"/>
      <text:p text:style-name="P11">User can upload their own recipes with the approval of admin.</text:p>
      <text:p text:style-name="P11">They can rate us so that other people can view the best recipes.</text:p>
      <text:p text:style-name="P11"/>
      <text:p text:style-name="P21">Databases</text:p>
      <text:p text:style-name="P12">This requires a database which contains following tables</text:p>
      <text:p text:style-name="P22">Recipe Table</text:p>
      <text:list xml:id="list6528588463047647372" text:style-name="L1">
        <text:list-item>
          <text:p text:style-name="P13">recipe_id</text:p>
        </text:list-item>
        <text:list-item>
          <text:p text:style-name="P13">recipe-name</text:p>
        </text:list-item>
        <text:list-item>
          <text:p text:style-name="P13">recipe-description</text:p>
        </text:list-item>
        <text:list-item>
          <text:p text:style-name="P13">food-cat<text:span text:style-name="T8">e</text:span>go<text:span text:style-name="T8">r</text:span>y-<text:span text:style-name="T8">id</text:span></text:p>
        </text:list-item>
        <text:list-item>
          <text:p text:style-name="P13">preparation-time</text:p>
        </text:list-item>
        <text:list-item>
          <text:p text:style-name="P13">cook-time</text:p>
        </text:list-item>
      </text:list>
      <text:p text:style-name="P23">Food Category</text:p>
      <text:list xml:id="list7730535467422223040" text:style-name="L2">
        <text:list-item>
          <text:p text:style-name="P17">food-category-id</text:p>
        </text:list-item>
        <text:list-item>
          <text:p text:style-name="P17">food-categort-name</text:p>
        </text:list-item>
      </text:list>
      <text:p text:style-name="P22">Ingredients Table</text:p>
      <text:list xml:id="list6479923675658180916" text:style-name="L3">
        <text:list-item>
          <text:p text:style-name="P14">recipe-id</text:p>
        </text:list-item>
        <text:list-item>
          <text:p text:style-name="P14">ingrident-id</text:p>
        </text:list-item>
        <text:list-item>
          <text:p text:style-name="P14">ingredient-name</text:p>
          <text:p text:style-name="P14"/>
        </text:list-item>
      </text:list>
      <text:p text:style-name="P22"><text:soft-page-break/>Quantity Table</text:p>
      <text:list xml:id="list2662854234815779268" text:style-name="L4">
        <text:list-item>
          <text:p text:style-name="P15">quantit-id</text:p>
        </text:list-item>
        <text:list-item>
          <text:p text:style-name="P15">recipe-id</text:p>
        </text:list-item>
        <text:list-item>
          <text:p text:style-name="P15">ingredent-id</text:p>
        </text:list-item>
        <text:list-item>
          <text:p text:style-name="P15">ingredient-quantity</text:p>
        </text:list-item>
        <text:list-item>
          <text:p text:style-name="P15">ingredient-measurement</text:p>
        </text:list-item>
      </text:list>
      <text:p text:style-name="P22">Recipe Steps</text:p>
      <text:list xml:id="list8540801139944337771" text:style-name="L5">
        <text:list-item>
          <text:p text:style-name="P16">step-id</text:p>
        </text:list-item>
        <text:list-item>
          <text:p text:style-name="P18">recipe-id</text:p>
        </text:list-item>
        <text:list-item>
          <text:p text:style-name="P16">step-description</text:p>
        </text:list-item>
        <text:list-item>
          <text:p text:style-name="P16">recipe-id</text:p>
        </text:list-item>
      </text:list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4:06:06.176965193</meta:creation-date>
    <dc:date>2019-05-09T20:03:27.033303121</dc:date>
    <meta:editing-duration>PT10M33S</meta:editing-duration>
    <meta:editing-cycles>5</meta:editing-cycles>
    <meta:generator>LibreOffice/4.2.7.2$Linux_x86 LibreOffice_project/420m0$Build-2</meta:generator>
    <meta:document-statistic meta:table-count="1" meta:image-count="0" meta:object-count="0" meta:page-count="3" meta:paragraph-count="52" meta:word-count="245" meta:character-count="1675" meta:non-whitespace-character-count="1431"/>
  </office:meta>
</office:document-meta>
</file>